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874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w you slice it</text:p>
          </table:table-cell>
          <table:table-cell table:style-name="Default" office:value-type="string">
            <text:p>19/04/13</text:p>
          </table:table-cell>
          <table:table-cell office:value-type="string">
            <text:p>40min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ar especificaciones de codeBreaker con cucumber</text:p>
          </table:table-cell>
          <table:table-cell table:style-name="Default" office:value-type="string">
            <text:p>26/04/13</text:p>
          </table:table-cell>
          <table:table-cell office:value-type="string">
            <text:p>3 hs</text:p>
          </table:table-cell>
          <table:table-cell office:value-type="string">
            <text:p>7hs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car definicion de arquitectura de software</text:p>
          </table:table-cell>
          <table:table-cell table:style-name="Default" office:value-type="string">
            <text:p>28/03/13</text:p>
          </table:table-cell>
          <table:table-cell office:value-type="string">
            <text:p>10 minutos</text:p>
          </table:table-cell>
          <table:table-cell office:value-type="string">
            <text:p>10 minutos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el articulo Who needs an architect”</text:p>
          </table:table-cell>
          <table:table-cell office:value-type="date" office:date-value="2003-05-05">
            <text:p>05/05/03</text:p>
          </table:table-cell>
          <table:table-cell office:value-type="string">
            <text:p>2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eparar exposición “Seguridad”</text:p>
          </table:table-cell>
          <table:table-cell office:value-type="date" office:date-value="2013-05-05">
            <text:p>05/05/13</text:p>
          </table:table-cell>
          <table:table-cell office:value-type="string">
            <text:p>1 hora</text:p>
          </table:table-cell>
          <table:table-cell office:value-type="string">
            <text:p>1 hor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r articulo de integracion continua</text:p>
          </table:table-cell>
          <table:table-cell table:style-name="Default" office:value-type="string">
            <text:p>23/05/13</text:p>
          </table:table-cell>
          <table:table-cell office:value-type="string">
            <text:p>2 hs</text:p>
          </table:table-cell>
          <table:table-cell office:value-type="string">
            <text:p>2hs 30m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rear features con cucumber para proyectos</text:p>
          </table:table-cell>
          <table:table-cell table:style-name="Default" office:value-type="string">
            <text:p>27/05/13</text:p>
          </table:table-cell>
          <table:table-cell office:value-type="string">
            <text:p>1 hs</text:p>
          </table:table-cell>
          <table:table-cell office:value-type="string">
            <text:p>1hs 15m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hacer pasar las features de cucumber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rear vistas</text:p>
          </table:table-cell>
          <table:table-cell office:value-type="date" office:date-value="2013-01-06">
            <text:p>01/06/13</text:p>
          </table:table-cell>
          <table:table-cell office:value-type="string">
            <text:p>4 h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5$Linux_x86 LibreOffice_project/350m1$Build-2</meta:generator>
    <dc:date>2013-06-02T12:39:31</dc:date>
    <dc:creator>root </dc:creator>
    <meta:editing-duration>PT3M56S</meta:editing-duration>
    <meta:editing-cycles>15</meta:editing-cycles>
    <meta:document-statistic meta:table-count="1" meta:cell-count="73" meta:object-count="0"/>
  </office:meta>
</office:document-meta>
</file>